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4pt"/>
    </style:style>
    <style:style style:name="co2" style:family="table-column">
      <style:table-column-properties fo:break-before="auto" style:column-width="44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str" table:style-name="ta1">
        <table:shapes>
          <draw:frame draw:z-index="0" draw:style-name="gr1" draw:text-style-name="P1" svg:width="453.51pt" svg:height="255.09pt" svg:x="170.73pt" svg:y="16.38pt">
            <draw:object draw:notify-on-update-of-ranges="'data-str'.A1:'data-str'.A1 'data-str'.A2:'data-str'.A11 'data-str'.B1:'data-str'.B1 'data-str'.B2:'data-str'.B11 'data-str'.C1:'data-str'.C1 'data-str'.C2:'data-str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425" calcext:value-type="float">
            <text:p>1.42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932" calcext:value-type="float">
            <text:p>1.932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.544" calcext:value-type="float">
            <text:p>2.544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114" calcext:value-type="float">
            <text:p>2.114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4" calcext:value-type="float">
            <text:p>2.4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.892" calcext:value-type="float">
            <text:p>2.892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.526" calcext:value-type="float">
            <text:p>3.52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975" calcext:value-type="float">
            <text:p>3.975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.352" calcext:value-type="float">
            <text:p>4.352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.766" calcext:value-type="float">
            <text:p>4.766</text:p>
          </table:table-cell>
          <table:table-cell office:value-type="float" office:value="0.187" calcext:value-type="float">
            <text:p>0.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 for Powerline" svg:font-family="'Fira Mono for Powerline'" style:font-family-generic="swiss" style:font-pitch="variable"/>
    <style:font-face style:name="Fira Mono for Powerline1" svg:font-family="'Fira Mono for Powerlin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Fira Mono for Powerline" fo:language="en" fo:country="US" style:font-name-asian="Fira Mono for Powerline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Fira Mono for Powerline'" style:font-family-generic="roman" style:font-pitch="variable" fo:font-size="12pt" fo:language="en" fo:country="US" style:letter-kerning="true" style:font-name-asian="Fira Mono for Powerline1" style:font-size-asian="12pt" style:language-asian="zh" style:country-asian="CN" style:font-name-complex="Fira Mono for Powerline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4:03:57.043655422</dc:date>
    <meta:editing-duration>PT3H18M34S</meta:editing-duration>
    <meta:editing-cycles>1</meta:editing-cycles>
    <meta:document-statistic meta:table-count="1" meta:cell-count="33" meta:object-count="1"/>
    <meta:generator>LibreOffice/6.1.0.3$Linux_X86_64 LibreOffice_project/1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'data-str'.A1:'data-str'.C11" chart:data-source-has-labels="both" svg:x="0.32cm" svg:y="0.18cm" svg:width="12.746cm" svg:height="8.64cm">
          <chartooo:coordinate-region svg:x="0.849cm" svg:y="0.379cm" svg:width="11.686cm" svg:height="7.794cm"/>
          <chart:axis chart:dimension="x" chart:name="primary-x" chart:style-name="ch4" chartooo:axis-type="auto">
            <chartooo:date-scale/>
            <chart:categories table:cell-range-address="'data-str'.A2:'data-str'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-str'.B2:'data-str'.B11" chart:label-cell-address="'data-str'.B1:'data-str'.B1" chart:class="chart:line">
            <chart:data-point chart:repeated="10"/>
          </chart:series>
          <chart:series chart:style-name="ch7" chart:values-cell-range-address="'data-str'.C2:'data-str'.C11" chart:label-cell-address="'data-str'.C1:'data-str'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'data-str'.B1:'data-str'.B1</svg:desc>
                </draw:g>
              </table:table-cell>
              <table:table-cell office:value-type="string">
                <text:p>Binary</text:p>
                <draw:g>
                  <svg:desc>'data-str'.C1:'data-str'.C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'data-str'.A2:'data-str'.A11</svg:desc>
                </draw:g>
              </table:table-cell>
              <table:table-cell office:value-type="float" office:value="1.425">
                <text:p>1.425</text:p>
                <draw:g>
                  <svg:desc>'data-str'.B2:'data-str'.B11</svg:desc>
                </draw:g>
              </table:table-cell>
              <table:table-cell office:value-type="float" office:value="0.248">
                <text:p>0.248</text:p>
                <draw:g>
                  <svg:desc>'data-str'.C2:'data-str'.C11</svg:desc>
                </draw:g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932">
                <text:p>1.932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544">
                <text:p>2.544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.114">
                <text:p>2.11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.4">
                <text:p>2.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.892">
                <text:p>2.89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.526">
                <text:p>3.526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.975">
                <text:p>3.97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.352">
                <text:p>4.352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.766">
                <text:p>4.766</text:p>
              </table:table-cell>
              <table:table-cell office:value-type="float" office:value="0.187">
                <text:p>0.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